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7.35cm" fo:min-width="10.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cc00" draw:textarea-horizontal-align="justify" draw:textarea-vertical-align="middle" draw:auto-grow-height="false" fo:min-height="7.35cm" fo:min-width="10.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00" draw:textarea-horizontal-align="justify" draw:textarea-vertical-align="middle" draw:auto-grow-height="false" fo:min-height="7.35cm" fo:min-width="10.7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ff99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ff33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.4cm" svg:y1="18.6cm" svg:x2="3.4cm" svg:y2="2.6cm">
          <text:p/>
        </draw:line>
        <draw:line draw:style-name="gr1" draw:text-style-name="P1" draw:layer="layout" svg:x1="2.6cm" svg:y1="17.8cm" svg:x2="25.8cm" svg:y2="17.8cm">
          <text:p/>
        </draw:line>
        <draw:custom-shape draw:style-name="gr2" draw:text-style-name="P2" draw:layer="layout" svg:width="11.2cm" svg:height="7.6cm" svg:x="3.4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2cm" svg:height="7.6cm" svg:x="14.6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2cm" svg:height="7.6cm" svg:x="3.4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2cm" svg:height="7.6cm" svg:x="14.6cm" svg:y="2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84cm" svg:height="0.962cm" svg:x="6cm" svg:y="17.838cm">
          <draw:text-box>
            <text:p>Request-specific</text:p>
          </draw:text-box>
        </draw:frame>
        <draw:frame draw:style-name="gr5" draw:text-style-name="P5" draw:layer="layout" svg:width="2.331cm" svg:height="0.962cm" svg:x="19.269cm" svg:y="17.8cm">
          <draw:text-box>
            <text:p>Global</text:p>
          </draw:text-box>
        </draw:frame>
        <draw:frame draw:style-name="gr5" draw:text-style-name="P5" draw:layer="layout" svg:width="2.301cm" svg:height="0.962cm" draw:transform="rotate (1.5707963267949) translate (2.4cm 15.101cm)">
          <draw:text-box>
            <text:p>Inform</text:p>
          </draw:text-box>
        </draw:frame>
        <draw:frame draw:style-name="gr5" draw:text-style-name="P5" draw:layer="layout" svg:width="2.542cm" svg:height="0.962cm" draw:transform="rotate (1.5707963267949) translate (2.4cm 7.542cm)">
          <draw:text-box>
            <text:p>Control</text:p>
          </draw:text-box>
        </draw:frame>
        <draw:frame draw:style-name="gr5" draw:text-style-name="P5" draw:layer="layout" svg:width="10.493cm" svg:height="0.962cm" svg:x="9.307cm" svg:y="1.6cm">
          <draw:text-box>
            <text:p>Context.WithValue Suitability Matrix</text:p>
          </draw:text-box>
        </draw:frame>
        <draw:frame draw:style-name="gr6" draw:text-style-name="P5" draw:layer="layout" svg:width="9.8cm" svg:height="6.4cm" svg:x="3.6cm" svg:y="2.8cm">
          <draw:text-box>
            <text:p>Examples:</text:p>
            <text:p><text:tab/>UserID</text:p>
            <text:p><text:tab/>FormData</text:p>
            <text:p/>
            <text:p>Consider using: <text:tab/></text:p>
            <text:p><text:tab/>Dependency Injection</text:p>
          </draw:text-box>
        </draw:frame>
        <draw:frame draw:style-name="gr6" draw:text-style-name="P5" draw:layer="layout" svg:width="9.8cm" svg:height="6.4cm" svg:x="14.8cm" svg:y="2.8cm">
          <draw:text-box>
            <text:p>Examples:</text:p>
            <text:p><text:tab/>Database connection</text:p>
            <text:p/>
            <text:p>Consider using: </text:p>
            <text:p><text:tab/>Global Variables<text:tab/></text:p>
            <text:p><text:tab/>Dependency Injection</text:p>
          </draw:text-box>
        </draw:frame>
        <draw:frame draw:style-name="gr6" draw:text-style-name="P5" draw:layer="layout" svg:width="9.8cm" svg:height="6.4cm" svg:x="3.6cm" svg:y="10.4cm">
          <draw:text-box>
            <text:p>Examples:</text:p>
            <text:p><text:tab/>Request IP</text:p>
            <text:p><text:tab/>Timestamp</text:p>
          </draw:text-box>
        </draw:frame>
        <draw:frame draw:style-name="gr6" draw:text-style-name="P5" draw:layer="layout" svg:width="9.8cm" svg:height="6.4cm" svg:x="14.8cm" svg:y="10.4cm">
          <draw:text-box>
            <text:p>Examples:</text:p>
            <text:p><text:tab/>Logger</text:p>
            <text:p/>
            <text:p>Consider using:</text:p>
            <text:p><text:tab/>Global Variable</text:p>
            <text:p><text:tab/>Dependency Injection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56:09.531430621</meta:creation-date>
    <dc:date>2017-02-28T17:07:08.879285252</dc:date>
    <meta:editing-duration>PT11M</meta:editing-duration>
    <meta:editing-cycles>1</meta:editing-cycles>
    <meta:document-statistic meta:object-count="38"/>
    <meta:generator>LibreOffice/5.1.6.2$Linux_X86_64 LibreOffice_project/10m0$Build-2</meta:generator>
  </office:meta>
</office:document-meta>
</file>